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2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1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82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45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3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98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736cm" fo:min-width="5.2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308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3.0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6.818cm" svg:y="5.028cm">
          <text:p text:style-name="P1"><text:span text:style-name="T1">DSC_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0.739cm" svg:y="0.5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5.935cm" svg:y="5.0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3.375cm" svg:height="0.635cm" svg:x="5.501cm" svg:y="9.63cm">
          <text:p text:style-name="P1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" draw:id="id8" draw:layer="layout" svg:width="3.81cm" svg:height="0.635cm" svg:x="14.454cm" svg:y="9.63cm">
          <text:p text:style-name="P1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0.952cm" svg:height="0.61cm" svg:x="9.033cm" svg:y="3.668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8.246cm" svg:y1="5.028cm" svg:x2="9.509cm" svg:y2="4.278cm" draw:start-shape="id1" draw:start-glue-point="0" draw:end-shape="id2" draw:end-glue-point="7" svg:d="M8246 5028v-375h1263v-375" svg:viewBox="0 0 1264 751">
          <text:p/>
        </draw:connector>
        <draw:connector draw:style-name="gr3" draw:text-style-name="P4" draw:layer="layout" draw:line-skew="0.147cm -3.454cm -0.187cm" svg:x1="17.522cm" svg:y1="5.028cm" svg:x2="9.509cm" svg:y2="4.278cm" draw:start-shape="id3" draw:start-glue-point="0" draw:end-shape="id2" draw:end-glue-point="7" svg:d="M17522 5028v-380h-8016v-30h3v-340" svg:viewBox="0 0 8017 751">
          <text:p/>
        </draw:connector>
        <draw:custom-shape draw:style-name="gr1" draw:text-style-name="P2" xml:id="id5" draw:id="id5" draw:layer="layout" svg:width="2.858cm" svg:height="0.635cm" svg:x="8.08cm" svg:y="3.0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0.952cm" svg:height="0.61cm" svg:x="11.807cm" svg:y="1.2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2.283cm" svg:y1="1.854cm" svg:x2="9.509cm" svg:y2="3.008cm" draw:start-shape="id4" draw:start-glue-point="7" draw:end-shape="id5" draw:end-glue-point="0" svg:d="M12283 1854v577h-2774v577" svg:viewBox="0 0 2775 1155">
          <text:p/>
        </draw:connector>
        <draw:custom-shape draw:style-name="gr4" draw:text-style-name="P2" xml:id="id10" draw:id="id10" draw:layer="layout" svg:width="1.073cm" svg:height="0.635cm" svg:x="18.428cm" svg:y="9.6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064cm" svg:height="0.635cm" svg:x="18.44cm" svg:y="3.0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2.373cm" svg:height="0.635cm" svg:x="11.942cm" svg:y="3.008cm">
          <text:p text:style-name="P1"><text:span text:style-name="T1">DSFP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188cm" svg:y1="9.63cm" svg:x2="8.191cm" svg:y2="8.415cm" draw:start-shape="id6" draw:start-glue-point="0" draw:end-shape="id7" draw:end-glue-point="7" svg:d="M7188 9630v-607h1003v-608" svg:viewBox="0 0 1004 1216">
          <text:p/>
        </draw:connector>
        <draw:connector draw:style-name="gr7" draw:text-style-name="P1" draw:layer="layout" svg:x1="16.359cm" svg:y1="9.63cm" svg:x2="17.463cm" svg:y2="8.415cm" draw:start-shape="id8" draw:start-glue-point="0" draw:end-shape="id9" draw:end-glue-point="7" svg:d="M16359 9630v-607h1104v-608" svg:viewBox="0 0 1105 1216">
          <text:p/>
        </draw:connector>
        <draw:connector draw:style-name="gr7" draw:text-style-name="P1" draw:layer="layout" svg:x1="18.964cm" svg:y1="9.63cm" svg:x2="17.463cm" svg:y2="8.415cm" draw:start-shape="id10" draw:start-glue-point="0" draw:end-shape="id9" draw:end-glue-point="7" svg:d="M18964 9630v-607h-1501v-608" svg:viewBox="0 0 1502 1216">
          <text:p/>
        </draw:connector>
        <draw:connector draw:style-name="gr7" draw:text-style-name="P1" draw:layer="layout" svg:x1="12.283cm" svg:y1="1.854cm" svg:x2="13.128cm" svg:y2="3.008cm" draw:start-shape="id4" draw:start-glue-point="7" draw:end-shape="id11" draw:end-glue-point="0" svg:d="M12283 1854v577h845v577" svg:viewBox="0 0 846 1155">
          <text:p/>
        </draw:connector>
        <draw:connector draw:style-name="gr7" draw:text-style-name="P1" draw:layer="layout" svg:x1="12.283cm" svg:y1="1.854cm" svg:x2="18.972cm" svg:y2="3.008cm" draw:start-shape="id4" draw:start-glue-point="7" draw:end-shape="id12" draw:end-glue-point="0" svg:d="M12283 1854v577h6689v577" svg:viewBox="0 0 6690 1155">
          <text:p/>
        </draw:connector>
        <draw:custom-shape draw:style-name="gr8" draw:text-style-name="P5" draw:layer="layout" svg:width="0.318cm" svg:height="7.525cm" svg:x="20.162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5" draw:layer="layout" svg:width="0.318cm" svg:height="2.922cm" svg:x="20.164cm" svg:y="8.1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9" draw:text-style-name="P6" draw:layer="layout" svg:width="3.592cm" svg:height="0.729cm" draw:transform="rotate (1.5707963267949) translate (20.467cm 6.113cm)">
          <draw:text-box>
            <text:p><text:span text:style-name="T3">Abstract classes</text:span></text:p>
          </draw:text-box>
        </draw:frame>
        <draw:frame draw:style-name="gr10" draw:text-style-name="P6" draw:layer="layout" svg:width="3.406cm" svg:height="0.729cm" draw:transform="rotate (1.5707963267949) translate (20.481cm 11.274cm)">
          <draw:text-box>
            <text:p><text:span text:style-name="T3">Implementation</text:span></text:p>
          </draw:text-box>
        </draw:frame>
        <draw:custom-shape draw:style-name="gr1" draw:text-style-name="P2" xml:id="id13" draw:id="id13" draw:layer="layout" svg:width="2.858cm" svg:height="0.635cm" svg:x="2.952cm" svg:y="7.17cm">
          <text:p text:style-name="P1"><text:span text:style-name="T1">DSC_Micr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094cm -1.005cm -0.096cm" svg:x1="4.381cm" svg:y1="7.17cm" svg:x2="8.222cm" svg:y2="6.306cm" draw:start-shape="id13" draw:start-glue-point="0" draw:end-shape="id14" draw:end-glue-point="7" svg:d="M4381 7170v-433h1392 2449v-431" svg:viewBox="0 0 3842 865">
          <text:p/>
        </draw:connector>
        <draw:custom-shape draw:style-name="gr2" draw:text-style-name="P4" xml:id="id14" draw:id="id14" draw:layer="layout" svg:width="0.952cm" svg:height="0.61cm" svg:x="7.746cm" svg:y="5.6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1" draw:id="id21" draw:layer="layout" svg:width="2.858cm" svg:height="0.635cm" svg:x="6.79cm" svg:y="7.17cm">
          <text:p text:style-name="P1"><text:span text:style-name="T1">DSC_M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858cm" svg:height="0.635cm" svg:x="16.052cm" svg:y="7.17cm">
          <text:p text:style-name="P1"><text:span text:style-name="T1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0.952cm" svg:height="0.61cm" svg:x="17.005cm" svg:y="5.6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7.481cm" svg:y1="7.17cm" svg:x2="17.481cm" svg:y2="6.285cm" draw:start-shape="id15" draw:start-glue-point="0" draw:end-shape="id16" draw:end-glue-point="7" svg:d="M17481 7170v-885" svg:viewBox="0 0 1 886">
          <text:p/>
        </draw:connector>
        <draw:custom-shape draw:style-name="gr1" draw:text-style-name="P3" xml:id="id17" draw:id="id17" draw:layer="layout" svg:width="3.193cm" svg:height="0.635cm" svg:x="0.682cm" svg:y="9.63cm">
          <text:p text:style-name="P1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9" draw:id="id19" draw:layer="layout" svg:width="1cm" svg:height="0.635cm" svg:x="4.192cm" svg:y="9.6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.278cm" svg:y1="9.63cm" svg:x2="4.381cm" svg:y2="8.432cm" draw:start-shape="id17" draw:start-glue-point="0" draw:end-shape="id18" draw:end-glue-point="7" svg:d="M2278 9630v-599h2103v-599" svg:viewBox="0 0 2104 1199">
          <text:p/>
        </draw:connector>
        <draw:connector draw:style-name="gr7" draw:text-style-name="P1" draw:layer="layout" svg:x1="4.692cm" svg:y1="9.63cm" svg:x2="4.381cm" svg:y2="8.432cm" draw:start-shape="id19" draw:start-glue-point="0" draw:end-shape="id18" draw:end-glue-point="7" svg:d="M4692 9630v-599h-311v-599" svg:viewBox="0 0 312 1199">
          <text:p/>
        </draw:connector>
        <draw:custom-shape draw:style-name="gr2" draw:text-style-name="P4" xml:id="id18" draw:id="id18" draw:layer="layout" svg:width="0.952cm" svg:height="0.61cm" svg:x="3.905cm" svg:y="7.82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7" draw:id="id7" draw:layer="layout" svg:width="0.952cm" svg:height="0.61cm" svg:x="7.715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9.588cm" svg:y1="9.63cm" svg:x2="8.191cm" svg:y2="8.415cm" draw:start-shape="id20" draw:start-glue-point="0" draw:end-shape="id7" draw:end-glue-point="7" svg:d="M9588 9630v-607h-1397v-608" svg:viewBox="0 0 1398 1216">
          <text:p/>
        </draw:connector>
        <draw:custom-shape draw:style-name="gr2" draw:text-style-name="P4" xml:id="id9" draw:id="id9" draw:layer="layout" svg:width="0.952cm" svg:height="0.61cm" svg:x="16.987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20" draw:id="id20" draw:layer="layout" svg:width="0.93cm" svg:height="0.635cm" svg:x="9.123cm" svg:y="9.6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222cm" svg:y1="6.306cm" svg:x2="8.219cm" svg:y2="7.17cm" draw:start-shape="id14" draw:start-glue-point="7" draw:end-shape="id21" draw:end-glue-point="0" svg:d="M8222 6306v432h-3v432" svg:viewBox="0 0 4 865">
          <text:p/>
        </draw:connector>
        <draw:custom-shape draw:style-name="gr14" draw:text-style-name="P2" xml:id="id22" draw:id="id22" draw:layer="layout" svg:width="2.535cm" svg:height="0.635cm" svg:x="15.106cm" svg:y="3.008cm">
          <text:p text:style-name="P1"><text:span text:style-name="T1">DSClas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2.283cm" svg:y1="1.854cm" svg:x2="16.373cm" svg:y2="3.008cm" draw:start-shape="id4" draw:start-glue-point="7" draw:end-shape="id22" draw:end-glue-point="0" svg:d="M12283 1854v577h4090v577" svg:viewBox="0 0 4091 1155">
          <text:p/>
        </draw:connector>
        <draw:custom-shape draw:style-name="gr15" draw:text-style-name="P5" draw:layer="layout" svg:width="5.722cm" svg:height="6.986cm" svg:x="14.068cm" svg:y="4.27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2.881cm" svg:height="0.729cm" svg:x="15.547cm" svg:y="10.375cm">
          <draw:text-box>
            <text:p><text:span text:style-name="T2">streamMOA</text:span></text:p>
          </draw:text-box>
        </draw:frame>
        <draw:connector draw:style-name="gr3" draw:text-style-name="P4" draw:layer="layout" draw:line-skew="0.011cm" svg:x1="12.283cm" svg:y1="1.854cm" svg:x2="5.697cm" svg:y2="2.977cm" draw:start-shape="id4" draw:start-glue-point="7" draw:end-shape="id23" draw:end-glue-point="0" svg:d="M12283 1854v573h-6586v550" svg:viewBox="0 0 6587 1124">
          <text:p/>
        </draw:connector>
        <draw:custom-shape draw:style-name="gr17" draw:text-style-name="P2" xml:id="id23" draw:id="id23" draw:layer="layout" svg:width="2.858cm" svg:height="0.635cm" svg:x="4.268cm" svg:y="2.977cm">
          <text:p text:style-name="P1"><text:span text:style-name="T1">DSO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3.35cm" svg:height="0.635cm" svg:x="10.273cm" svg:y="9.635cm">
          <text:p text:style-name="P1"><text:span text:style-name="T1">DSC_TwoStag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1.232cm" svg:x1="8.222cm" svg:y1="6.306cm" svg:x2="11.948cm" svg:y2="9.635cm" draw:start-shape="id14" draw:start-glue-point="7" draw:end-shape="id24" draw:end-glue-point="0" svg:d="M8222 6306v433h3726v2896" svg:viewBox="0 0 3727 3330">
          <text:p/>
        </draw:connector>
        <draw:custom-shape draw:style-name="gr17" draw:text-style-name="P2" xml:id="id25" draw:id="id25" draw:layer="layout" svg:width="2.858cm" svg:height="0.635cm" svg:x="3.773cm" svg:y="5.026cm">
          <text:p text:style-name="P1"><text:span text:style-name="T1">DSC_Out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6" draw:id="id26" draw:layer="layout" svg:width="3.635cm" svg:height="0.635cm" svg:x="9.849cm" svg:y="5.029cm">
          <text:p text:style-name="P1"><text:span text:style-name="T1">DSC_Single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line-skew="0.152cm 0cm -0.154cm" svg:x1="5.202cm" svg:y1="5.026cm" svg:x2="9.509cm" svg:y2="4.278cm" draw:start-shape="id25" draw:start-glue-point="0" draw:end-shape="id2" draw:end-glue-point="7" svg:d="M5202 5026v-375h2630 1677v-373" svg:viewBox="0 0 4308 749">
          <text:p/>
        </draw:connector>
        <draw:connector draw:style-name="gr20" draw:text-style-name="P1" draw:layer="layout" draw:line-skew="-0.005cm" svg:x1="11.666cm" svg:y1="5.029cm" svg:x2="9.509cm" svg:y2="4.278cm" draw:start-shape="id26" draw:start-glue-point="0" draw:end-shape="id2" draw:end-glue-point="7" svg:d="M11666 5029v-380h-2157v-371" svg:viewBox="0 0 2158 7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Michael Hahsler</meta:initial-creator>
    <meta:creation-date>2011-07-22T14:22:39</meta:creation-date>
    <dc:date>2020-10-20T15:28:37.664266392</dc:date>
    <meta:editing-duration>PT2H1M55S</meta:editing-duration>
    <meta:editing-cycles>23</meta:editing-cycles>
    <meta:generator>LibreOffice/6.4.4.2$MacOSX_X86_64 LibreOffice_project/3d775be2011f3886db32dfd395a6a6d1ca2630ff</meta:generator>
    <meta:document-statistic meta:object-count="52"/>
  </office:meta>
</office:document-meta>
</file>